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985cm"/>
    </style:style>
    <style:style style:name="Table1.B" style:family="table-column">
      <style:table-column-properties style:column-width="7.041cm"/>
    </style:style>
    <style:style style:name="Table1.C" style:family="table-column">
      <style:table-column-properties style:column-width="6.97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044ea5"/>
    </style:style>
    <style:style style:name="P2" style:family="paragraph" style:parent-style-name="Heading_20_3">
      <style:text-properties fo:color="#ff0000" loext:opacity="100%" officeooo:rsid="00080157" officeooo:paragraph-rsid="00080157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Preformatted_20_Text" style:list-style-name="L1">
      <style:paragraph-properties fo:margin-top="0cm" fo:margin-bottom="0.499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Preformatted_20_Text" style:list-style-name="L2">
      <style:paragraph-properties fo:margin-top="0cm" fo:margin-bottom="0.499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P11" style:family="paragraph" style:parent-style-name="Text_20_body" style:list-style-name="L4"/>
    <style:style style:name="P12" style:family="paragraph" style:parent-style-name="Preformatted_20_Text" style:list-style-name="L4">
      <style:paragraph-properties fo:margin-top="0cm" fo:margin-bottom="0.499cm" style:contextual-spacing="false"/>
    </style:style>
    <style:style style:name="P13" style:family="paragraph" style:parent-style-name="Text_20_body" style:list-style-name="L5"/>
    <style:style style:name="P14" style:family="paragraph" style:parent-style-name="Preformatted_20_Text" style:list-style-name="L5">
      <style:paragraph-properties fo:margin-top="0cm" fo:margin-bottom="0.499cm" style:contextual-spacing="false"/>
    </style:style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Standard">
      <style:text-properties officeooo:rsid="00044ea5" officeooo:paragraph-rsid="00044ea5"/>
    </style:style>
    <style:style style:name="T1" style:family="text">
      <style:text-properties officeooo:rsid="00044ea5"/>
    </style:style>
    <style:style style:name="T2" style:family="text">
      <style:text-properties officeooo:rsid="00050ce6"/>
    </style:style>
    <style:style style:name="T3" style:family="text">
      <style:text-properties officeooo:rsid="0008015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ploymentname/replicaset/randon number<text:line-break/>we can identify this pod related to this deployment or node<text:line-break/>2. else attach tag for <text:line-break/>---------------------------------</text:span><text:span text:style-name="T2">better to use the n-2 or n-1 version not use nth version<text:line-break/></text:span>Here’s what happens in Kubernetes when you delete a <text:span text:style-name="Strong_20_Emphasis">Pod</text:span> vs. a <text:span text:style-name="Strong_20_Emphasis">Deployment</text:span>:</text:p>
      <text:p text:style-name="Horizontal_20_Line"/>
      <text:h text:style-name="P2" text:outline-level="3">scenario: if i delete pod rs will recret pod but if i delete deployment menas what will happen</text:h>
      <text:h text:style-name="Heading_20_3" text:outline-level="3"/>
      <text:h text:style-name="Heading_20_3" text:outline-level="3">1. <text:span text:style-name="Strong_20_Emphasis">If You Delete a Pod</text:span></text:h>
      <text:p text:style-name="Text_20_body"><text:span text:style-name="Strong_20_Emphasis"/></text:p>
      <text:list text:style-name="L1">
        <text:list-item>
          <text:p text:style-name="P3"><text:span text:style-name="Strong_20_Emphasis">Automatic Re-Creation</text:span>:</text:p>
          <text:list>
            <text:list-item>
              <text:p text:style-name="P4">If the Pod belongs to a <text:span text:style-name="Strong_20_Emphasis">Deployment</text:span> (or <text:span text:style-name="Strong_20_Emphasis">ReplicaSet</text:span>, <text:span text:style-name="Strong_20_Emphasis">StatefulSet</text:span>, etc.), Kubernetes will <text:span text:style-name="Strong_20_Emphasis">automatically recreate the Pod</text:span> to maintain the desired state. </text:p>
            </text:list-item>
            <text:list-item>
              <text:p text:style-name="P4">This happens because the controller (e.g., Deployment Controller) watches the cluster and ensures the number of replicas is always equal to the desired count. </text:p>
            </text:list-item>
          </text:list>
        </text:list-item>
        <text:list-item>
          <text:p text:style-name="P3"><text:span text:style-name="Strong_20_Emphasis">Command to Delete a Pod</text:span>:</text:p>
          <text:p text:style-name="P5"><text:span text:style-name="Source_20_Text">kubectl delete pod &lt;pod-name&gt;</text:span></text:p>
        </text:list-item>
        <text:list-item>
          <text:p text:style-name="P3"><text:span text:style-name="Strong_20_Emphasis">Outcome</text:span>:</text:p>
          <text:list>
            <text:list-item>
              <text:p text:style-name="P4">The deleted Pod is recreated by the ReplicaSet associated with the Deployment. </text:p>
            </text:list-item>
            <text:list-item>
              <text:p text:style-name="P4">It will have a <text:span text:style-name="Strong_20_Emphasis">new Pod name</text:span> because Kubernetes generates a unique name for each Pod. </text:p>
            </text:list-item>
          </text:list>
        </text:list-item>
        <text:list-item>
          <text:p text:style-name="P3"><text:span text:style-name="Strong_20_Emphasis">When It Won’t Be Recreated</text:span>:</text:p>
          <text:list>
            <text:list-item>
              <text:p text:style-name="P3">If the Pod is a standalone Pod (not managed by a controller like Deployment), it won’t be recreated unless you manually restart it. </text:p>
            </text:list-item>
          </text:list>
        </text:list-item>
      </text:list>
      <text:p text:style-name="Horizontal_20_Line"/>
      <text:h text:style-name="Heading_20_3" text:outline-level="3">2. <text:span text:style-name="Strong_20_Emphasis">If You Delete a Deployment</text:span></text:h>
      <text:list text:style-name="L2">
        <text:list-item>
          <text:p text:style-name="P6"><text:span text:style-name="Strong_20_Emphasis">ReplicaSet and Pods Are Deleted</text:span>:</text:p>
          <text:list>
            <text:list-item>
              <text:p text:style-name="P7">When you delete a Deployment, it deletes the associated <text:span text:style-name="Strong_20_Emphasis">ReplicaSet</text:span>. </text:p>
            </text:list-item>
            <text:list-item>
              <text:p text:style-name="P7">As a result, all <text:span text:style-name="Strong_20_Emphasis">Pods managed by the ReplicaSet</text:span> are also deleted. </text:p>
            </text:list-item>
          </text:list>
        </text:list-item>
        <text:list-item>
          <text:p text:style-name="P6"><text:span text:style-name="Strong_20_Emphasis">Command to Delete a Deployment</text:span>:</text:p>
          <text:p text:style-name="P8"><text:span text:style-name="Source_20_Text">kubectl delete deployment &lt;deployment-name&gt;</text:span></text:p>
        </text:list-item>
        <text:list-item>
          <text:p text:style-name="P6"><text:span text:style-name="Strong_20_Emphasis">Outcome</text:span>:</text:p>
          <text:list>
            <text:list-item>
              <text:p text:style-name="P7">The Deployment, its associated ReplicaSet, and all Pods are permanently deleted. </text:p>
            </text:list-item>
            <text:list-item>
              <text:p text:style-name="P6">Kubernetes will not recreate anything unless you apply the Deployment YAML again. </text:p>
            </text:list-item>
          </text:list>
        </text:list-item>
      </text:list>
      <text:p text:style-name="Horizontal_20_Line"/>
      <text:h text:style-name="Heading_20_3" text:outline-level="3"><text:soft-page-break/>3. <text:span text:style-name="Strong_20_Emphasis">Key Differences Between Deleting Pod and Deployment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Action</text:p>
            </table:table-cell>
            <table:table-cell table:style-name="Table1.A1" office:value-type="string">
              <text:p text:style-name="Table_20_Heading">Pod Deleted</text:p>
            </table:table-cell>
            <table:table-cell table:style-name="Table1.A1" office:value-type="string">
              <text:p text:style-name="Table_20_Heading">Deployment Delete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What Happens?</text:span></text:p>
          </table:table-cell>
          <table:table-cell table:style-name="Table1.A1" office:value-type="string">
            <text:p text:style-name="Table_20_Contents">Only the specific Pod is deleted.</text:p>
          </table:table-cell>
          <table:table-cell table:style-name="Table1.A1" office:value-type="string">
            <text:p text:style-name="Table_20_Contents">Deployment, ReplicaSet, and Pods are all delet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creation?</text:span></text:p>
          </table:table-cell>
          <table:table-cell table:style-name="Table1.A1" office:value-type="string">
            <text:p text:style-name="Table_20_Contents">Yes, if managed by a controller (e.g., Deployment).</text:p>
          </table:table-cell>
          <table:table-cell table:style-name="Table1.A1" office:value-type="string">
            <text:p text:style-name="Table_20_Contents">No, the Deployment is permanently remov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cope of Impact?</text:span></text:p>
          </table:table-cell>
          <table:table-cell table:style-name="Table1.A1" office:value-type="string">
            <text:p text:style-name="Table_20_Contents">Minimal (affects one Pod only).</text:p>
          </table:table-cell>
          <table:table-cell table:style-name="Table1.A1" office:value-type="string">
            <text:p text:style-name="Table_20_Contents">Major (affects the entire Deployment and its Pods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se Case?</text:span></text:p>
          </table:table-cell>
          <table:table-cell table:style-name="Table1.A1" office:value-type="string">
            <text:p text:style-name="Table_20_Contents">Debugging or troubleshooting an individual Pod.</text:p>
          </table:table-cell>
          <table:table-cell table:style-name="Table1.A1" office:value-type="string">
            <text:p text:style-name="Table_20_Contents">Completely removing an application or service.</text:p>
          </table:table-cell>
        </table:table-row>
      </table:table>
      <text:p text:style-name="Horizontal_20_Line"/>
      <text:h text:style-name="Heading_20_3" text:outline-level="3">Example Scenarios:</text:h>
      <text:list text:style-name="L3">
        <text:list-item>
          <text:p text:style-name="P9"><text:span text:style-name="Strong_20_Emphasis">Deleting a Pod (e.g., for debugging)</text:span>:</text:p>
          <text:list>
            <text:list-item>
              <text:p text:style-name="P10">Use this when you suspect an issue with a specific Pod. </text:p>
            </text:list-item>
            <text:list-item>
              <text:p text:style-name="P10">Kubernetes recreates the Pod, which might fix transient issues. </text:p>
            </text:list-item>
          </text:list>
        </text:list-item>
        <text:list-item>
          <text:p text:style-name="P9"><text:span text:style-name="Strong_20_Emphasis">Deleting a Deployment</text:span>:</text:p>
          <text:list>
            <text:list-item>
              <text:p text:style-name="P9">Use this when you want to remove an application entirely, including all its Pods and ReplicaSets. </text:p>
            </text:list-item>
          </text:list>
        </text:list-item>
      </text:list>
      <text:p text:style-name="Horizontal_20_Line"/>
      <text:h text:style-name="Heading_20_3" text:outline-level="3">4. <text:span text:style-name="Strong_20_Emphasis">How to Prevent Pods From Being Recreated?</text:span></text:h>
      <text:list text:style-name="L4">
        <text:list-item>
          <text:p text:style-name="P11">To stop Pods from being recreated after deletion, you must delete the <text:span text:style-name="Strong_20_Emphasis">controller</text:span> (e.g., Deployment or ReplicaSet) that manages the Pod: </text:p>
          <text:p text:style-name="P12"><text:span text:style-name="Source_20_Text">kubectl delete deployment &lt;deployment-name&gt;</text:span></text:p>
        </text:list-item>
      </text:list>
      <text:p text:style-name="Horizontal_20_Line"/>
      <text:h text:style-name="Heading_20_3" text:outline-level="3">5. <text:span text:style-name="Strong_20_Emphasis">Testing This Behavior</text:span></text:h>
      <text:p text:style-name="Text_20_body">Here’s how you can observe this behavior in a real cluster:</text:p>
      <text:list text:style-name="L5">
        <text:list-item>
          <text:p text:style-name="P13">Create a Deployment:</text:p>
          <text:p text:style-name="P14"><text:span text:style-name="Source_20_Text">kubectl create deployment my-app --image=nginx --replicas=2</text:span></text:p>
        </text:list-item>
        <text:list-item>
          <text:p text:style-name="P13">Check the Pods:</text:p>
          <text:p text:style-name="P14"><text:span text:style-name="Source_20_Text">kubectl get pods</text:span></text:p>
        </text:list-item>
        <text:list-item>
          <text:p text:style-name="P13">Delete one Pod:</text:p>
          <text:p text:style-name="P14"><text:span text:style-name="Source_20_Text">kubectl delete pod &lt;pod-name&gt;</text:span></text:p>
          <text:list>
            <text:list-item>
              <text:p text:style-name="P15">Check if a new Pod is recreated with a different name. </text:p>
            </text:list-item>
          </text:list>
        </text:list-item>
        <text:list-item>
          <text:p text:style-name="P13">Delete the Deployment:</text:p>
          <text:p text:style-name="P14"><text:span text:style-name="Source_20_Text">kubectl delete deployment my-app</text:span></text:p>
          <text:list>
            <text:list-item>
              <text:p text:style-name="P13"><text:soft-page-break/>Check if all Pods related to the Deployment are gone: </text:p>
              <text:p text:style-name="P14"><text:span text:style-name="Source_20_Text">kubectl get pods</text:span></text:p>
            </text:list-item>
          </text:list>
        </text:list-item>
      </text:list>
      <text:p text:style-name="Text_20_body">By understanding this behavior, you can effectively manage resources in Kubernetes!</text:p>
      <text:p text:style-name="P16"><text:line-break/><text:span text:style-name="T3">###############################################################################################################################################################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2T12:07:46.841000000</meta:creation-date>
    <dc:date>2025-01-22T12:21:23.152000000</dc:date>
    <meta:editing-duration>PT13M35S</meta:editing-duration>
    <meta:editing-cycles>4</meta:editing-cycles>
    <meta:generator>LibreOffice/24.8.4.2$Windows_X86_64 LibreOffice_project/bb3cfa12c7b1bf994ecc5649a80400d06cd71002</meta:generator>
    <meta:document-statistic meta:table-count="1" meta:image-count="0" meta:object-count="0" meta:page-count="3" meta:paragraph-count="62" meta:word-count="515" meta:character-count="3260" meta:non-whitespace-character-count="2825"/>
  </office:meta>
</office:document-meta>
</file>